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da00" officeooo:paragraph-rsid="001bda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dd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0T18:46:20.069245766</meta:creation-date>
    <dc:date>2017-07-30T18:46:41.075163456</dc:date>
    <meta:editing-duration>PT21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5.1.4.2$Linux_X86_64 LibreOffice_project/10m0$Build-2</meta:generator>
  </office:meta>
</office:document-meta>
</file>